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Standard">
      <style:paragraph-properties fo:keep-together="always"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CJU/commun/dateAdresse/dateAdresse#%</text:p>
      <text:p text:style-name="P2"/>
      <text:p text:style-name="P3"/>
      <text:p text:style-name="Standard">%#include AL/CCJU/echeances/droitsEcheancesAllocataireCommun#%</text:p>
      <text:p text:style-name="Standard"/>
      <text:p text:style-name="Standard"/>
      <text:p text:style-name="P5">%#include AL/CCJU/commun/signatures/standard#%</text:p>
      <text:p text:style-name="P4">%=pushToEnd()=%</text:p>
      <text:p text:style-name="P4">%#include AL/CCJU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creator>Gauthier Montavon</dc:creator>
    <dc:date>2014-03-13T10:05:59.04</dc:date>
    <meta:editing-cycles>93</meta:editing-cycles>
    <meta:editing-duration>PT21H30M45S</meta:editing-duration>
    <meta:document-statistic meta:table-count="0" meta:image-count="0" meta:object-count="0" meta:page-count="1" meta:paragraph-count="6" meta:word-count="11" meta:character-count="259"/>
    <meta:user-defined meta:name="Info 1"/>
    <meta:user-defined meta:name="Info 2"/>
    <meta:user-defined meta:name="Info 3"/>
    <meta:user-defined meta:name="Info 4"/>
  </office:meta>
</office:document-meta>
</file>